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officeooo:rsid="001bc2c2" officeooo:paragraph-rsid="001bc2c2"/>
    </style:style>
    <style:style style:name="P2" style:family="paragraph" style:parent-style-name="Standard">
      <style:text-properties style:text-underline-style="solid" style:text-underline-width="auto" style:text-underline-color="font-color" fo:font-weight="bold" officeooo:rsid="00367df7" officeooo:paragraph-rsid="00367df7" style:font-weight-asian="bold" style:font-weight-complex="bold"/>
    </style:style>
    <style:style style:name="P3" style:family="paragraph" style:parent-style-name="Standard">
      <style:text-properties style:text-underline-style="solid" style:text-underline-width="auto" style:text-underline-color="font-color" fo:font-weight="bold" officeooo:rsid="0036d1b7" officeooo:paragraph-rsid="0036d1b7" style:font-weight-asian="bold" style:font-weight-complex="bold"/>
    </style:style>
    <style:style style:name="P4" style:family="paragraph" style:parent-style-name="Standard">
      <style:text-properties style:text-underline-style="none" fo:font-weight="bold" officeooo:rsid="001bc2c2" officeooo:paragraph-rsid="001bc2c2" style:font-weight-asian="bold" style:font-weight-complex="bold"/>
    </style:style>
    <style:style style:name="P5" style:family="paragraph" style:parent-style-name="Standard">
      <style:text-properties style:text-underline-style="none" fo:font-weight="bold" officeooo:rsid="001d3c5b" officeooo:paragraph-rsid="001d3c5b" style:font-weight-asian="bold" style:font-weight-complex="bold"/>
    </style:style>
    <style:style style:name="P6" style:family="paragraph" style:parent-style-name="Standard">
      <style:text-properties style:text-underline-style="none" fo:font-weight="bold" officeooo:rsid="001e7646" officeooo:paragraph-rsid="001e7646" style:font-weight-asian="bold" style:font-weight-complex="bold"/>
    </style:style>
    <style:style style:name="P7" style:family="paragraph" style:parent-style-name="Standard">
      <style:text-properties style:text-underline-style="none" fo:font-weight="bold" officeooo:rsid="0024cf41" officeooo:paragraph-rsid="0024cf41" style:font-weight-asian="bold" style:font-weight-complex="bold"/>
    </style:style>
    <style:style style:name="P8" style:family="paragraph" style:parent-style-name="Standard">
      <style:text-properties style:text-underline-style="none" fo:font-weight="bold" officeooo:rsid="0026cc57" officeooo:paragraph-rsid="0026cc57" style:font-weight-asian="bold" style:font-weight-complex="bold"/>
    </style:style>
    <style:style style:name="P9" style:family="paragraph" style:parent-style-name="Standard">
      <style:text-properties style:text-underline-style="none" fo:font-weight="bold" officeooo:rsid="0028c154" officeooo:paragraph-rsid="0028c154" style:font-weight-asian="bold" style:font-weight-complex="bold"/>
    </style:style>
    <style:style style:name="P10" style:family="paragraph" style:parent-style-name="Standard">
      <style:text-properties style:text-underline-style="none" fo:font-weight="bold" officeooo:rsid="002b9497" officeooo:paragraph-rsid="002b9497" style:font-weight-asian="bold" style:font-weight-complex="bold"/>
    </style:style>
    <style:style style:name="P11" style:family="paragraph" style:parent-style-name="Standard">
      <style:text-properties style:text-underline-style="none" fo:font-weight="bold" officeooo:rsid="002df000" officeooo:paragraph-rsid="002df000" style:font-weight-asian="bold" style:font-weight-complex="bold"/>
    </style:style>
    <style:style style:name="P12" style:family="paragraph" style:parent-style-name="Standard">
      <style:text-properties style:text-underline-style="none" fo:font-weight="bold" officeooo:rsid="002e7996" officeooo:paragraph-rsid="002e7996" style:font-weight-asian="bold" style:font-weight-complex="bold"/>
    </style:style>
    <style:style style:name="P13" style:family="paragraph" style:parent-style-name="Standard">
      <style:text-properties style:text-underline-style="none" fo:font-weight="bold" officeooo:rsid="002f54a6" officeooo:paragraph-rsid="002f54a6" style:font-weight-asian="bold" style:font-weight-complex="bold"/>
    </style:style>
    <style:style style:name="P14" style:family="paragraph" style:parent-style-name="Standard">
      <style:text-properties style:text-underline-style="none" fo:font-weight="bold" officeooo:rsid="0030af68" officeooo:paragraph-rsid="0030af68" style:font-weight-asian="bold" style:font-weight-complex="bold"/>
    </style:style>
    <style:style style:name="P15" style:family="paragraph" style:parent-style-name="Standard">
      <style:text-properties style:text-underline-style="none" fo:font-weight="bold" officeooo:rsid="0037f7b9" officeooo:paragraph-rsid="0037f7b9" style:font-weight-asian="bold" style:font-weight-complex="bold"/>
    </style:style>
    <style:style style:name="P16" style:family="paragraph" style:parent-style-name="Standard">
      <style:text-properties style:text-underline-style="none" fo:font-weight="bold" officeooo:rsid="00384842" officeooo:paragraph-rsid="00384842" style:font-weight-asian="bold" style:font-weight-complex="bold"/>
    </style:style>
    <style:style style:name="P17" style:family="paragraph" style:parent-style-name="Standard" style:list-style-name="L1">
      <style:text-properties style:text-underline-style="none" fo:font-weight="bold" officeooo:rsid="00384842" officeooo:paragraph-rsid="00384842"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d8820" style:font-weight-asian="normal" style:font-weight-complex="normal"/>
    </style:style>
    <style:style style:name="T3" style:family="text">
      <style:text-properties fo:font-weight="normal" officeooo:rsid="0020dca5" style:font-weight-asian="normal" style:font-weight-complex="normal"/>
    </style:style>
    <style:style style:name="T4" style:family="text">
      <style:text-properties fo:font-weight="normal" officeooo:rsid="00212a7f" style:font-weight-asian="normal" style:font-weight-complex="normal"/>
    </style:style>
    <style:style style:name="T5" style:family="text">
      <style:text-properties fo:font-weight="normal" officeooo:rsid="00226072" style:font-weight-asian="normal" style:font-weight-complex="normal"/>
    </style:style>
    <style:style style:name="T6" style:family="text">
      <style:text-properties fo:font-weight="normal" officeooo:rsid="0025c9ae" style:font-weight-asian="normal" style:font-weight-complex="normal"/>
    </style:style>
    <style:style style:name="T7" style:family="text">
      <style:text-properties fo:font-weight="normal" officeooo:rsid="002793f9" style:font-weight-asian="normal" style:font-weight-complex="normal"/>
    </style:style>
    <style:style style:name="T8" style:family="text">
      <style:text-properties fo:font-weight="normal" officeooo:rsid="0029115c" style:font-weight-asian="normal" style:font-weight-complex="normal"/>
    </style:style>
    <style:style style:name="T9" style:family="text">
      <style:text-properties fo:font-weight="normal" officeooo:rsid="002bfd39" style:font-weight-asian="normal" style:font-weight-complex="normal"/>
    </style:style>
    <style:style style:name="T10" style:family="text">
      <style:text-properties fo:font-weight="normal" officeooo:rsid="002e705d"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undational networking knowledge</text:p>
      <text:p text:style-name="P1"/>
      <text:p text:style-name="P4">IP addressing<text:span text:style-name="T1">: IP (internet protocol) addresses uniquely identify devices on a network. IPv4 addresses are 32 bit numbers. While IPv6 addresses are 128-bit hexadecimal numbers. Understanding IP addressing is crucial for configuring network devices and establishing connections.</text:span></text:p>
      <text:p text:style-name="P4"><text:span text:style-name="T1"/></text:p>
      <text:p text:style-name="P4">Subnetting<text:span text:style-name="T1">: Dividing a network, thus creating smaller on average network sizes and dividing a large network into smaller averages called subnets. We do this as it helps optimize network performance and allows for efficient addressing. Subnet masks are used to determine the network and host portions of an Ip address.</text:span></text:p>
      <text:p text:style-name="P4"><text:span text:style-name="T1"/></text:p>
      <text:p text:style-name="P5">Routing<text:span text:style-name="T1">: The purpose of routing is directing the traffic to where it needs to go. Routers analyze Ip addresses of packets and using a routing table determine the most appropriate path the packet should be forwarded to in order to reach their destination in the most efficient manner possible. </text:span><text:span text:style-name="T2">Understanding routing protocols (ospf,bgp) and routing configurations is important in managing network connectivity.</text:span></text:p>
      <text:p text:style-name="P5"><text:span text:style-name="T2"/></text:p>
      <text:p text:style-name="P6">TCP/IP<text:span text:style-name="T1">: </text:span><text:span text:style-name="T3">A collection of protocols with the purpose </text:span><text:span text:style-name="T4">of</text:span><text:span text:style-name="T3"> internet communication. </text:span><text:span text:style-name="T5">Transmission control protocol/internet protocol) is a client server model used for internet communication. It provides reliable connection-oriented data transmission, while IP is responsible for addressing and routing packets. Familiraize yourself with TCP and UDP as they are fundamental transport protocols.</text:span></text:p>
      <text:p text:style-name="P6"><text:span text:style-name="T5"/></text:p>
      <text:p text:style-name="P7">Firewalls<text:span text:style-name="T1">: </text:span><text:span text:style-name="T6">Security devices that control network traffic based on predetermined rules. They filter incoming and outing packets to protect networks from unauthorized access and potential threats. Understanding firewall concepts, such as access control lists (ACLs) and stateful inspection, is important for securing network infrastructure.</text:span></text:p>
      <text:p text:style-name="P7"><text:span text:style-name="T6"/></text:p>
      <text:p text:style-name="P8">Load balancing<text:span text:style-name="T1">: </text:span><text:span text:style-name="T7">Load balancing distributes incoming network traffic divided across multiple servers to ensure efficient resource utulization and high availability. It helps optimize performance and avoid bottlenecks. Familiarize yourself with different load balancing algorithms and technologies (round-robin,least connection,DNS-based) used to distrubute traffic.</text:span></text:p>
      <text:p text:style-name="P8"><text:span text:style-name="T7"/></text:p>
      <text:p text:style-name="P9">Virtual Private networks VPNs<text:span text:style-name="T1">: </text:span><text:span text:style-name="T8">VPNs provide secure,encrypted connections over public networks, such as the internet. Thyey enable remote access to private networks and stablish secure communication channels. Understanding VPN protocols( Ipsec,SSL/TLS) and configurations is crucial for securing network communications in a devops environment.</text:span></text:p>
      <text:p text:style-name="P9"><text:span text:style-name="T8"/></text:p>
      <text:p text:style-name="P10">DNS Domain name system<text:span text:style-name="T1">: </text:span><text:span text:style-name="T9">DNS is responsible for translating human-readable domain names such as </text:span><text:a xlink:type="simple" xlink:href="http://www.example.com/" text:style-name="Internet_20_link" text:visited-style-name="Visited_20_Internet_20_Link"><text:span text:style-name="T9">www.example.com</text:span></text:a><text:span text:style-name="T9"> into an IP address. It enables users to access websites and services using meaningful names. Understanding how DNS works and its various components (DNS servers, records,caching) is essential for managing domain names and ensuring proper name resolution.</text:span></text:p>
      <text:p text:style-name="P10"><text:span text:style-name="T9"/></text:p>
      <text:p text:style-name="P11">Network security<text:span text:style-name="T1">: </text:span><text:span text:style-name="T10">Network security encompasses various practices and technologies used to protect networks from unautrhorized access, data breaches, and other threats. It includes concepts such as authentication,encryption,intrusion detection and prevention, security protocols (SSL/TLS) and network segmentation.</text:span></text:p>
      <text:p text:style-name="P11"><text:span text:style-name="T10"/></text:p>
      <text:p text:style-name="P12">Monitoring and troubleshooting<text:span text:style-name="T1">: Monitoring network performance and troubleshooting connectivity issues are crucial tasks in a devops context. Understanding network monitoring tools, </text:span><text:soft-page-break/><text:span text:style-name="T1">protocols(SNMP), packet capturing and analysis(wireshark) and common network troubleshooting techniques (ping,traceoroute) can help identify and resolve network related problems.</text:span></text:p>
      <text:p text:style-name="P12"><text:span text:style-name="T1"/></text:p>
      <text:p text:style-name="P13"><text:span text:style-name="T1">If I learn these foundations and go into further detail in each term listed, we should have a solid networking understanding in the context of dev-ops.</text:span></text:p>
      <text:p text:style-name="P13"><text:span text:style-name="T1"/></text:p>
      <text:p text:style-name="P14">References<text:span text:style-name="T1">: </text:span><text:a xlink:type="simple" xlink:href="https://chat.openai.com/" text:style-name="Internet_20_link" text:visited-style-name="Visited_20_Internet_20_Link"><text:span text:style-name="T1">https://chat.openai.com/</text:span></text:a></text:p>
      <text:p text:style-name="P14"><text:span text:style-name="T1"/></text:p>
      <text:p text:style-name="P14"><text:span text:style-name="T1"/></text:p>
      <text:p text:style-name="P14"><text:span text:style-name="T1"/></text:p>
      <text:p text:style-name="P2"><text:span text:style-name="T1">IP ADDRESSES</text:span></text:p>
      <text:p text:style-name="P2"><text:span text:style-name="T1"/></text:p>
      <text:p text:style-name="P3"><text:span text:style-name="T1">CIDR notation</text:span></text:p>
      <text:p text:style-name="P3"><text:span text:style-name="T1"/></text:p>
      <text:p text:style-name="P15"><text:span text:style-name="T1">Classless inter-domain routing notation is a method of represnting IP addresses and their associated network prefixes. It allows for a more flexible allocation of IP addresses and efficient utilization of the address space. CIDR notation is commonly used in modern networking to specify network portion of an IP address.</text:span></text:p>
      <text:p text:style-name="P15"><text:span text:style-name="T1"/></text:p>
      <text:p text:style-name="P16"><text:span text:style-name="T1">CIDR notation represents an IP <text:s/>address and its network prefix using the UP address followed by a forward slash “/” and a number indicating the length of the network prefix. The number after the slash represents the number of significant bits in the network portion of the address. Here’s a breakdown:</text:span></text:p>
      <text:p text:style-name="P16"><text:span text:style-name="T1"/></text:p>
      <text:list xml:id="list3384350856" text:style-name="L1">
        <text:list-item>
          <text:p text:style-name="P17"><text:span text:style-name="T1">IP address: An ip address, either IPV4 or IPV6 is represented in CIDR notation as the base address. For example, an IPv4 address like 192.168.0.0 or an IPv6 address like 2001:0db8:85a3::.</text:span></text:p>
        </text:list-item>
        <text:list-item>
          <text:p text:style-name="P17"><text:span text:style-name="T1">Forward slash: following the IP address, a forward dlash “/” is used to seperate the ip address from the network prefix length.</text:span></text:p>
        </text:list-item>
        <text:list-item>
          <text:p text:style-name="P17"><text:span text:style-name="T1">Network prefix length: the network prefix length specifies the number of sinificant bits in the network portion of the address. It indicates the size of the network and determines the number of of ip adddresses availabie within that network. In CIDR notation, the network prefix lenth is represented as a decimal number.</text:span></text:p>
        </text:list-item>
        <text:list-item>
          <text:p text:style-name="P17"><text:span text:style-name="T1">Su</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20:56:31.652531552</meta:creation-date>
    <dc:date>2023-06-11T21:40:43.113347025</dc:date>
    <meta:editing-duration>PT44M</meta:editing-duration>
    <meta:editing-cycles>30</meta:editing-cycles>
    <meta:generator>LibreOffice/7.4.5.1$Linux_X86_64 LibreOffice_project/40$Build-1</meta:generator>
    <meta:document-statistic meta:table-count="0" meta:image-count="0" meta:object-count="0" meta:page-count="2" meta:paragraph-count="21" meta:word-count="702" meta:character-count="4978" meta:non-whitespace-character-count="4300"/>
  </office:meta>
</office:document-meta>
</file>